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NOMBRE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Abl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Abrucen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Adr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Albánchez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Alboloduy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Albox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Alcole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Alcóntar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Alcudia de Monteagud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Alhabi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Alhama de Almerí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Alicún</text:p>
          </table:table-cell>
        </table:table-row>
        <table:table-row table:style-name="ro1">
          <table:table-cell table:number-columns-repeated="2" office:value-type="string" calcext:value-type="string">
            <text:p>Almerí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Almócit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Alsodux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Antas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Arboleas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Armuña de Almanzor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Bacares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Bayárcal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Bayarque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Bédar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Beires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Benahadux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Benitagl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Benizalón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Bentarique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Berj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Canjáyar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Cantori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Carboneras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Castro de Filabres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Chercos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Chirivel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Cóbdar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Cuevas del Almanzor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Dalías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Ejido, El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Enix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Felix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Fines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Fiñan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Fondón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Gádor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Gallardos, Los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Garruch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Gérgal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Huécij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Huércal de Almerí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Huércal-Over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Illar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Instinción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Laroy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Láujar de Andarax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Líjar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Lubrín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Lucainena de las Torres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Lúcar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Macael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Marí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Mojácar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Mojonera, L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Nacimiento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Níjar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Ohanes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Olula de Castro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Olula del Río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Ori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Padules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Partalo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Paterna del Río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Pechin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Pulpí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Purchen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Rágol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Rioj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Roquetas de Mar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Santa Cruz de Marchen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Santa Fe de Mondújar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Senés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Serón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Sierro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Somontín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Sorbas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Suflí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Tabernas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Taberno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Tahal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Terque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Tíjol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Tres Villas, Las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Turre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Turrillas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Uleila del Campo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Urrácal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Velefique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Vélez-Blanco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Vélez-Rubio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Vera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Viator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Vícar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Zurgena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Alcalá de los Gazules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Alcalá del Valle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Algar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Algeciras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Algodonales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Arcos de la Frontera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Barbate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Barrios, Los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Benalup-Casas Viejas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Benaocaz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Bornos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Bosque, El</text:p>
          </table:table-cell>
        </table:table-row>
        <table:table-row table:style-name="ro1">
          <table:table-cell table:number-columns-repeated="2" office:value-type="string" calcext:value-type="string">
            <text:p>Cádiz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Castellar de la Frontera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Chiclana de la Frontera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Chipiona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Conil de la Frontera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Espera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Gastor, El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Grazalema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Jerez de la Frontera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Jimena de la Frontera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Línea de la Concepción, La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Medina-Sidonia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Olvera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Paterna de Rivera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Prado del Rey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Puerto de Santa María, El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Puerto Real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Puerto Serrano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Rota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San Fernando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San José del Valle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San Roque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Sanlúcar de Barrameda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Setenil de las Bodegas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Tarifa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Torre Alháquime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Trebujena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Ubrique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Vejer de la Frontera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Villaluenga del Rosario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Villamartín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Zahar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Adamuz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Aguilar de la Fronter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Alcaracejos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Almedinill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Almodóvar del Río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Añor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Baen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Belalcázar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Belmez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Benamejí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Blázquez, Los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Bujalance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Cabr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Cañete de las Torres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Carcabuey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Cardeñ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Carlota, L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Carpio, El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Castro del Río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Conquista</text:p>
          </table:table-cell>
        </table:table-row>
        <table:table-row table:style-name="ro1">
          <table:table-cell table:number-columns-repeated="2" office:value-type="string" calcext:value-type="string">
            <text:p>Córdob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Doña Mencí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Dos Torres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Encinas Reales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Espejo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Espiel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Fernán-Núñez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Fuente la Lanch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Fuente Obejun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Fuente Palmer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Fuente-Tójar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Granjuela, L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Guadalcázar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Guijo, El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Hinojosa del Duque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Hornachuelos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Iznájar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Lucen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Luque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Montalbán de Córdob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Montemayor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Montill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Montoro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Monturque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Moriles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Nueva Cartey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Obejo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Palencian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Palma del Río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Pedro Abad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Pedroche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Peñarroya-Pueblonuevo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Posadas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Pozoblanco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Priego de Córdob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Puente Genil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Rambla, L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Rute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San Sebastián de los Ballesteros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Santa Eufemi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Santaell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Torrecampo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Valenzuel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Valsequillo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Victoria, L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Villa del Río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Villafranca de Córdob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Villahart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Villanueva de Córdob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Villanueva del Duque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Villanueva del Rey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Villaralto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Villaviciosa de Córdoba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Viso, El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Zuhero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Agrón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Alamedill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Albolote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Albondón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Albuñán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Albuñol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Albuñuela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Aldeire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Alfac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Algarinejo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Alhama de Granad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Alhendín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Alicún de Orteg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Almegíj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Almuñéc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Alpujarra de la Sierr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Alquife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Arenas del Rey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Armill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Atarfe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Baz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Beas de Granad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Beas de Guadix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Benalú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Benalúa de las Villa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Benamaurel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Bérchule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Bubión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Busquíst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acín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ádi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áj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alahorra, L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alicasa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ampotéj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anile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áñ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apileir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aratauna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ástara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astilléj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astril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enes de la Veg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hauchin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himenea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hurriana de la Veg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ijuel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ogollos de Guadix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ogollos de la Veg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olomer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ortes de Baz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ortes y Graen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uevas del Campo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úll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Cúllar Veg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Darro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Dehesas de Guadix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Deifonte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Diezm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Díl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Dól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Dúd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Dúrcal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Escúz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Ferreir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Fonela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Freil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Fuente Vaquero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Gabias, La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Galer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Gobernado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Gój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Go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Gorafe</text:p>
          </table:table-cell>
        </table:table-row>
        <table:table-row table:style-name="ro1">
          <table:table-cell table:number-columns-repeated="2" office:value-type="string" calcext:value-type="string">
            <text:p>Granad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Guadahortun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Guadix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Guajares, Lo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Gualcho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Güejar Sierr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Güevéj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Huélago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Huénej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Huésc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Huétor de Santillán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Huétor Táj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Huétor Veg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Illor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Itrabo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Iznalloz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Jayen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Jerez del Marquesado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Jete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Jun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Juvile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Lách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Lanjarón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Lanteir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Lecrín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Lentegí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Lobra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Loj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Lugro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Lúj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Malahá, L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Maracen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Marchal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Moclín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Molvíz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Monachil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Montefrío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Montejíc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Montillan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Moraleda de Zafayon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Morelábo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Motril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Murta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Nevad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Nigüela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Nív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Ogíjare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Orce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Órgiv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Otív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Otur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Padul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Pampaneir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Pedro Martínez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Peligro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Peza, L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Pinar, El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Pinos Genil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Pinos Puente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Píñ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Políc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Polopo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Pórtugo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Puebla de Don Fadrique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Puliana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Purullen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Quént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Rubite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Sal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Salobreñ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Santa Cruz del Comercio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Santa Fe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Soportúj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Sorvilán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Taha, L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Torre-Cardel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Torvizcón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Trevélez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Turón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Ugíj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Valle del Zalabí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Valle, El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Válo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Vegas del Genil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Vélez de Benaudall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Ventas de Huelm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Villamen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Villanueva de las Torres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Villanueva Mesí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Víznar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Zafarray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Zagr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Zubia, La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Zújar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Alájar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Aljaraque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Almendro, El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Almonaster la Real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Almonte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Alosno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Aracen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Aroche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Arroyomolinos de León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Ayamonte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Beas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Berrocal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Bollullos Par del Condado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Bonares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Cabezas Rubias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Cal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Calañas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Campillo, El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Campofrío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Cañaveral de León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Cartay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Castaño del Robledo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Cerro de Andévalo, El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Chucen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Corteconcepción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Cortegan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Cortelazor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Cumbres de Enmedio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Cumbres de San Bartolomé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Cumbres Mayores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Encinasol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Escacena del Campo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Fuenteheridos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Galaroz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Gibraleón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Granada de Río-Tinto, L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Granado, El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Higuera de la Sierr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Hinojales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Hinojos</text:p>
          </table:table-cell>
        </table:table-row>
        <table:table-row table:style-name="ro1">
          <table:table-cell table:number-columns-repeated="2" office:value-type="string" calcext:value-type="string">
            <text:p>Huelv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Isla Cristin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Jabugo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Lepe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Linares de la Sierr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Lucena del Puerto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Manzanill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Marines, Los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Minas de Riotinto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Moguer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Nava, L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Nerv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Niebl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Palma del Condado, L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Palos de la Fronter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Paterna del Campo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Paymogo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Puebla de Guzmán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Puerto Moral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Punta Umbrí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Rociana del Condado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Rosal de la Fronter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San Bartolomé de la Torre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San Juan del Puerto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San Silvestre de Guzmán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Sanlúcar de Guadian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Santa Ana la Real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Santa Bárbara de Cas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Santa Olalla del Cal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Trigueros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Valdelarco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Valverde del Camino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Villablanc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Villalba del Alcor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Villanueva de las Cruces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Villanueva de los Castillejos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Villarrasa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Zalamea la Real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Zufre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Albanchez de Mágin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Alcalá la Real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Alcaudete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Aldeaquemad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Andújar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Arjon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Arjonill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Arquillos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Arroyo del Ojanco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Baez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Bailén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Baños de la Encin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Beas de Segur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Bedmar y Garcíez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Begíjar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Bélmez de la Moraled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Benatae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Cabra del Santo Cristo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Cambil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Campillo de Arenas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Canen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Carboneros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Cárcheles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Carolina, L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Castellar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Castillo de Locubín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Cazalill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Cazorl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Chiclana de Segur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Chilluévar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Escañuel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Espelúy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Frailes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Fuensanta de Martos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Fuerte del Rey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Génave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Guardia de Jaén, L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Guarromán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Higuera de Calatrav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Hinojares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Hornos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Huelm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Hues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Ibros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Iruela, L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Iznatoraf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Jabalquinto</text:p>
          </table:table-cell>
        </table:table-row>
        <table:table-row table:style-name="ro1">
          <table:table-cell table:number-columns-repeated="2" office:value-type="string" calcext:value-type="string">
            <text:p>Jaén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Jamilen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Jimen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Jódar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Lahiguer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Larv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Linares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Loper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Lupión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Mancha Real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Marmolejo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Martos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Mengíbar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Montizón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Navas de San Juan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Noalejo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Orcer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Peal de Becerro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Pegalajar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Porcun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Pozo Alcón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Puente de Génave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Puerta de Segura, L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Quesad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Sabiote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Santa Elen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Santiago de Calatrav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Santiago-Pontones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Santisteban del Puerto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Santo Tomé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Segura de la Sierr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Siles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Sorihuela del Guadalimar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Torre del Campo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Torreblascopedro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Torredonjimeno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Torreperogil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Torres de Albánchez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Úbed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Valdepeñas de Jaén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Vilches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Villacarrillo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Villanueva de la Reina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Villanueva del Arzobispo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Villardompardo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Villares, Los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Villarrodrigo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Villatorres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Alamed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Alcaucín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Alfarnate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Alfarnatejo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Algarrobo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Algatocín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Alhaurín de la Torre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Alhaurín el Grande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Almáchar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Almargen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Almogí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Álor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Alozain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Alpandeire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Antequer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Árchez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Archidon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Ardales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Arenas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Arriate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Atajate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Benadalid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Benahavís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Benalaurí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Benalmáden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Benamargos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Benamocarr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Benaoján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Benarrabá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Borge, El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Burgo, El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Campillos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Canillas de Aceituno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Canillas de Albaid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Cañete la Real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Carratrac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Cartajim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Cártam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Casabermej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Casarabonel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Casares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Coín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Colmenar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Comares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Cómpet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Cortes de la Fronter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Cuevas Bajas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Cuevas de San Marcos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Cuevas del Becerro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Cútar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Estepon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Faraján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Frigilian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Fuengirol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Fuente de Piedr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Gaucín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Genalguacil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Guaro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Humilladero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Igualej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Istán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Iznate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Jimera de Líbar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Jubrique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Júzcar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Macharaviaya</text:p>
          </table:table-cell>
        </table:table-row>
        <table:table-row table:style-name="ro1">
          <table:table-cell table:number-columns-repeated="2" office:value-type="string" calcext:value-type="string">
            <text:p>Málag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Manilv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Marbell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Mijas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Moclinejo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Mollin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Mond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Montejaque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Nerj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Ojén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Paraut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Perian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Pizarr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Pujerr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Rincón de la Victori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Riogordo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Rond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Salares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Sayalong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Sedell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Sierra de Yeguas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Teb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Tolox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Torremolinos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Torrox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Totalán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Valle de Abdalajís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Vélez-Málag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Villanueva de Algaidas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Villanueva de la Concepción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Villanueva de Tapi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Villanueva del Rosario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Villanueva del Trabuco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Viñuela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Yunquer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Aguadulce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Alaní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Albaida del Aljarafe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Alcalá de Guadaír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Alcalá del Río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Alcolea del Río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Algaba, L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Algámita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Almadén de la Plat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Almensill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Arahal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Aznalcázar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Aznalcóllar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Badolatos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Benacazón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Bollullos de la Mitación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Bormujo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Brene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Burguillo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abezas de San Juan, La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ama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ampana, L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antillan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añada Rosal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armon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arrión de los Céspede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asariche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astilblanco de los Arroyo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astilleja de Guzmán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astilleja de la Cuest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astilleja del Campo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astillo de las Guardas, El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azalla de la Sierr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onstantin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oria del Río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oripe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oronil, El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orrales, Lo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uervo de Sevilla, El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Dos Hermana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Écij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Espartina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Estep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Fuentes de Andalucí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Garrobo, El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Gelve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Geren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Gilen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Gine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Guadalcanal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Guillen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Herrer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Huévar del Aljarafe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Isla Mayor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Lantejuela, L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Lebrij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Lora de Estep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Lora del Río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Luisiana, L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Madroño, El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Mairena del Alcor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Mairena del Aljarafe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Marchen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Marinaled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Martín de la Jar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Molares, Lo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Montellano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Morón de la Fronter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Navas de la Concepción, La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Olivare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Osun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Palacios y Villafranca, Lo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Palomares del Río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Parada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Pedrer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Pedroso, El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Peñaflor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Pila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Prun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Puebla de Cazalla, L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Puebla de los Infantes, L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Puebla del Río, L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Real de la Jara, El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Rinconada, L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Roda de Andalucía, L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Ronquillo, El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Rubio, El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Saltera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San Juan de Aznalfarache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San Nicolás del Puerto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Sanlúcar la Mayor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Santiponce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Saucejo, El</text:p>
          </table:table-cell>
        </table:table-row>
        <table:table-row table:style-name="ro1">
          <table:table-cell table:number-columns-repeated="2" office:value-type="string" calcext:value-type="string">
            <text:p>Sevill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Tocin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Tomare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Umbrete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Utrer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Valencina de la Concepción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Villamanrique de la Condesa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Villanueva de San Juan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Villanueva del Ariscal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Villanueva del Río y Minas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Villaverde del Río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Viso del Alcor, 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5T20:54:29.780000000</meta:creation-date>
    <dc:date>2021-09-25T20:55:09.893000000</dc:date>
    <meta:editing-duration>PT40S</meta:editing-duration>
    <meta:editing-cycles>1</meta:editing-cycles>
    <meta:document-statistic meta:table-count="1" meta:cell-count="1544" meta:object-count="0"/>
    <meta:generator>LibreOffice/7.2.1.2$Windows_X86_64 LibreOffice_project/87b77fad49947c1441b67c559c339af8f3517e22</meta:generator>
  </office:meta>
</office:document-meta>
</file>